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line-height="100%"/>
    </style:style>
    <style:style style:name="P3" style:family="paragraph" style:parent-style-name="Frame_20_contents" style:list-style-name="L1"/>
    <style:style style:name="P4" style:family="paragraph" style:parent-style-name="Frame_20_contents" style:list-style-name="L1">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text-properties fo:font-weight="bold" style:font-weight-asian="bold" style:font-weight-complex="bold"/>
    </style:style>
    <style:style style:name="P8" style:family="paragraph">
      <style:paragraph-properties fo:line-height="120%" fo:text-align="start"/>
    </style:style>
    <style:style style:name="P9" style:family="paragraph">
      <style:paragraph-properties fo:line-height="120%" fo:text-align="start"/>
      <style:text-properties fo:color="#ffffff" style:font-size-asian="10.5pt"/>
    </style:style>
    <style:style style:name="P10" style:family="paragraph">
      <style:paragraph-properties fo:text-align="center"/>
    </style:style>
    <style:style style:name="P11" style:family="paragraph">
      <style:paragraph-properties fo:text-align="center"/>
      <style:text-properties fo:color="#000000" style:font-size-asian="10.5pt"/>
    </style:style>
    <style:style style:name="P12" style:family="paragraph">
      <style:paragraph-properties fo:line-height="120%" fo:text-align="start"/>
      <style:text-properties fo:color="#ffffff" fo:font-weight="normal" style:font-size-asian="10.5pt" style:font-weight-asian="normal" style:font-weight-complex="normal"/>
    </style:style>
    <style:style style:name="P13" style:family="paragraph">
      <style:paragraph-properties fo:line-height="120%" fo:text-align="center"/>
      <style:text-properties fo:color="#ffffff" fo:font-size="10pt" fo:font-weight="bold" style:font-size-asian="10pt" style:font-weight-asian="bold" style:font-size-complex="10pt" style:font-weight-complex="bold"/>
    </style:style>
    <style:style style:name="P14" style:family="paragraph">
      <style:paragraph-properties fo:line-height="120%" fo:text-align="center"/>
    </style:style>
    <style:style style:name="P15" style:family="paragraph">
      <style:paragraph-properties fo:text-align="end"/>
    </style:style>
    <style:style style:name="P16" style:family="paragraph">
      <style:paragraph-properties fo:text-align="end"/>
      <style:text-properties fo:color="#280099" fo:font-size="20pt"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ffffff" style:font-name="Ubuntu2" fo:font-size="24pt" fo:font-weight="bold" style:font-size-asian="10.5pt" style:font-weight-asian="bold" style:font-size-complex="24pt" style:font-weight-complex="bold"/>
    </style:style>
    <style:style style:name="T5" style:family="text">
      <style:text-properties fo:color="#99ccff" style:font-name="Ubuntu2" fo:font-size="14pt" fo:font-weight="normal" style:font-size-asian="14pt" style:font-weight-asian="normal" style:font-size-complex="14pt" style:font-weight-complex="normal"/>
    </style:style>
    <style:style style:name="T6" style:family="text">
      <style:text-properties fo:color="#000000" style:font-name="Ubuntu2" fo:font-size="22pt" fo:font-weight="bold" style:font-size-asian="22pt" style:font-weight-asian="bold" style:font-size-complex="22pt" style:font-weight-complex="bold"/>
    </style:style>
    <style:style style:name="T7" style:family="text">
      <style:text-properties fo:color="#000000" style:font-name="Ubuntu2" fo:font-size="16pt" style:font-size-asian="16pt" style:font-size-complex="16pt"/>
    </style:style>
    <style:style style:name="T8" style:family="text">
      <style:text-properties fo:color="#ffffff" style:font-name="Ubuntu2" fo:font-size="24pt" fo:font-weight="normal" style:font-size-asian="10.5pt" style:font-weight-asian="normal" style:font-size-complex="24pt" style:font-weight-complex="normal"/>
    </style:style>
    <style:style style:name="T9" style:family="text">
      <style:text-properties fo:color="#ffffff" style:font-name="Ubuntu2" fo:font-size="10pt" fo:font-weight="bold" style:font-size-asian="10pt" style:font-weight-asian="bold" style:font-size-complex="10pt" style:font-weight-complex="bold"/>
    </style:style>
    <style:style style:name="T10" style:family="text">
      <style:text-properties fo:color="#ffffff" style:font-name="Ubuntu2" fo:font-size="10pt" fo:font-weight="normal" style:font-size-asian="10pt" style:font-weight-asian="normal" style:font-size-complex="10pt" style:font-weight-complex="normal"/>
    </style:style>
    <style:style style:name="T11" style:family="text">
      <style:text-properties fo:color="#ffffff" style:font-name="Ubuntu2" fo:font-size="10pt" fo:font-weight="normal" style:font-name-asian="DejaVu Sans" style:font-size-asian="10pt" style:font-weight-asian="normal" style:font-name-complex="DejaVu Sans" style:font-size-complex="10pt" style:font-weight-complex="normal"/>
    </style:style>
    <style:style style:name="T12" style:family="text">
      <style:text-properties fo:color="#280099" style:font-name="Ubuntu2" fo:font-size="20pt" fo:font-weight="bold" style:font-size-asian="20pt" style:font-weight-asian="bold" style:font-size-complex="20pt" style:font-weight-complex="bold"/>
    </style:style>
    <style:style style:name="fr1" style:family="graphic" style:parent-style-name="Frame">
      <style:graphic-properties fo:margin-left="0cm" fo:margin-right="0cm" fo:margin-top="0cm" fo:margin-bottom="0.199cm" style:vertical-pos="from-top" style:horizontal-pos="from-left" style:horizontal-rel="page-content" fo:background-color="#99ccff" style:background-transparency="0%" fo:padding="0.15cm" fo:border="0.31pt solid #000000" style:shadow="none">
        <style:background-image/>
      </style:graphic-properties>
    </style:style>
    <style:style style:name="fr2" style:family="graphic" style:parent-style-name="Frame">
      <style:graphic-properties fo:margin-left="0cm" fo:margin-right="0cm" fo:margin-top="0cm" fo:margin-bottom="0.199cm" style:vertical-pos="from-top" style:horizontal-pos="center" style:horizontal-rel="page-content" fo:background-color="#99ccff" style:background-transparency="0%" fo:padding="0.199cm" fo:border="0.31pt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101cm" style:wrap="none" style:vertical-pos="top" style:vertical-rel="baseline" style:horizontal-pos="from-left" style:horizontal-rel="page" fo:background-color="#99ccff" style:background-transparency="0%" fo:padding="0.199cm" fo:border="0.31pt solid #000000" style:shadow="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draw:marker-start-width="0.42cm" draw:marker-end-width="0.42cm" draw:fill-color="#280099" draw:textarea-horizontal-align="left" draw:textarea-vertical-align="middle" fo:padding-top="0.025cm" fo:padding-bottom="0.025cm" fo:padding-left="0.199cm" fo:padding-right="0.025cm" style:protect="position size" fo:margin-top="0cm" fo:margin-bottom="0.101cm" style:run-through="foreground" style:wrap="dynamic" style:number-wrapped-paragraphs="no-limit" style:wrap-contour="false" style:vertical-pos="middle" style:vertical-rel="baseline" style:horizontal-pos="from-left" style:horizontal-rel="paragraph" draw:wrap-influence-on-position="once-concurrent" style:flow-with-text="false"/>
    </style:style>
    <style:style style:name="gr2" style:family="graphic">
      <style:graphic-properties svg:stroke-width="0.049cm" draw:marker-start-width="0.42cm" draw:marker-end-width="0.42cm" draw:fill-color="#99ccff" draw:textarea-horizontal-align="center" draw:textarea-vertical-align="middle" fo:padding-top="0.025cm" fo:padding-bottom="0.025cm" fo:padding-left="0.025cm" fo:padding-right="0.025cm" fo:margin-top="0cm" fo:margin-bottom="0.101cm" style:run-through="foreground" style:wrap="none" style:vertical-pos="from-top" style:horizontal-pos="from-left" style:horizontal-rel="paragraph" draw:wrap-influence-on-position="once-concurrent" style:flow-with-text="false"/>
    </style:style>
    <style:style style:name="gr3" style:family="graphic">
      <style:graphic-properties svg:stroke-width="0.049cm" draw:marker-start-width="0.42cm" draw:marker-end-width="0.42cm" draw:fill-color="#280099" draw:textarea-horizontal-align="left" draw:textarea-vertical-align="middle" fo:padding-top="0.025cm" fo:padding-bottom="0.025cm" fo:padding-left="0.131cm" fo:padding-right="0.131cm" fo:margin-top="0cm" fo:margin-bottom="0.101cm" style:run-through="foreground" style:wrap="none" style:vertical-pos="from-top" style:horizontal-pos="from-left" style:horizontal-rel="paragraph" draw:wrap-influence-on-position="once-concurrent" style:flow-with-text="true"/>
    </style:style>
    <style:style style:name="gr4" style:family="graphic">
      <style:graphic-properties svg:stroke-width="0.049cm" draw:marker-start-width="0.42cm" draw:marker-end-width="0.42cm" draw:fill-color="#280099" draw:textarea-horizontal-align="left" draw:textarea-vertical-align="middle" fo:padding-top="0.025cm" fo:padding-bottom="0.025cm" fo:padding-left="0.131cm" fo:padding-right="0.131cm" fo:margin-top="0cm" fo:margin-bottom="0.101cm" style:run-through="foreground" style:wrap="none" style:vertical-pos="top" style:vertical-rel="baseline" style:horizontal-pos="from-left" style:horizontal-rel="paragraph" draw:wrap-influence-on-position="once-concurrent" style:flow-with-text="true"/>
    </style:style>
    <style:style style:name="gr5" style:family="graphic">
      <style:graphic-properties svg:stroke-width="0.049cm" draw:marker-start-width="0.42cm" draw:marker-end-width="0.42cm" draw:fill-color="#280099" draw:textarea-horizontal-align="center" draw:textarea-vertical-align="middle" fo:padding-top="0.025cm" fo:padding-bottom="0.025cm" fo:padding-left="0.131cm" fo:padding-right="0.131cm" fo:margin-top="0cm" fo:margin-bottom="0.101cm" style:run-through="foreground" style:wrap="none" style:vertical-pos="from-top" style:horizontal-pos="from-left" style:horizontal-rel="paragraph" draw:wrap-influence-on-position="once-concurrent" style:flow-with-text="true"/>
    </style:style>
    <style:style style:name="gr6" style:family="graphic">
      <style:graphic-properties svg:stroke-width="0.049cm" draw:marker-start-width="0.42cm" draw:marker-end-width="0.42cm" draw:fill-color="#ffffff" draw:textarea-horizontal-align="center" draw:textarea-vertical-align="middle" fo:padding-top="0.25cm" fo:padding-bottom="0.25cm" fo:padding-left="0.25cm" fo:padding-right="0.25cm" style:protect="position size" fo:margin-left="0.101cm" fo:margin-right="0cm" fo:margin-top="0cm" fo:margin-bottom="0.101cm" style:run-through="foreground" style:wrap="none"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as-char" draw:z-index="0" draw:style-name="gr1" draw:text-style-name="P9" svg:width="13.671cm" svg:height="1.8cm" draw:corner-radius="0.25cm"><text:p text:style-name="P8"><text:span text:style-name="T4">Applied Zetetics </text:span><text:span text:style-name="T5">...a different way of thinking</text:span></text:p></draw:rect> <draw:rect text:anchor-type="as-char" draw:z-index="9" draw:style-name="gr6" draw:text-style-name="P16" svg:width="4.991cm" svg:height="1.8cm" draw:corner-radius="0.25cm"><text:p text:style-name="P15"><text:span text:style-name="T12">Counselling</text:span><text:span text:style-name="T12"><text:line-break/></text:span><text:span text:style-name="T12">Based Skills</text:span></text:p></draw:rect><draw:rect text:anchor-type="as-char" svg:y="0cm" draw:z-index="1" draw:style-name="gr2" draw:text-style-name="P11" svg:width="19.001cm" svg:height="2.453cm" draw:corner-radius="0.25cm"><text:p text:style-name="P10"><text:span text:style-name="T6">Working with Children &amp; Young People</text:span></text:p><text:p text:style-name="P10"><text:span text:style-name="T7">Developing skills for engaging and </text:span><text:span text:style-name="T7"><text:line-break/></text:span><text:span text:style-name="T7">working successfully with this client group</text:span></text:p></draw:rect><draw:rect text:anchor-type="as-char" svg:y="0cm" draw:z-index="2" draw:style-name="gr3" draw:text-style-name="P12" svg:width="19.001cm" svg:height="1.101cm" draw:corner-radius="0.25cm"><text:p text:style-name="P8"><text:span text:style-name="T8">Course details</text:span></text:p></draw:rect><draw:frame draw:style-name="fr1" draw:name="Frame1" text:anchor-type="as-char" svg:y="-16.238cm" svg:width="19.001cm" draw:z-index="10"><draw:text-box fo:min-height="18.523cm"><text:h text:style-name="Heading_20_1" text:outline-level="1">Outline</text:h><text:p text:style-name="Standard"><text:span text:style-name="T3">Working with Children &amp; Young People</text:span> is designed to develop core skills for counselling and building positive therapeutic relationships with children and young people. A range of practical and theoretical topics exploring the fundamentals of child psychology, and approaches to establish rapport and positive engagement will be taught.</text:p><text:p text:style-name="Standard">The course is not based on one particular theoretical approach, but incorporates ideas and thinking from a wide range of disciplines, covering behavioural psychology, person-centred approaches, <text:s/>psychodynamic concepts, and philosophically–based ideas.</text:p><text:h text:style-name="Heading_20_1" text:outline-level="1">Who is it for?</text:h><text:p text:style-name="Standard">Anyone who works with children and is interested in creating positive, nurturing and therapeutic relationships with them will gain valuable skills from attending this course. It is an essential course of study for counsellors considering working with children and young people, whether already qualified or in training.</text:p><text:h text:style-name="Heading_20_1" text:outline-level="1">Dates &amp; timings (subject to amendment)</text:h><text:p text:style-name="Standard">The course will be delivered over a series of Saturdays, between January and July, with roughly one training day per month, starting from January 2013. The three additional counselling modules will be taught on Sundays in conjunction with Saturday training sessions.</text:p><text:p text:style-name="Standard">In addition to attending the training days, students will be expected to devote time to furthering their studies through additional reading, practical use of the skills being taught, and completing a small number of short written assignments.</text:p><text:h text:style-name="Heading_20_1" text:outline-level="1">Outcomes</text:h><text:p text:style-name="Standard">Following successful completion of the course, students will have a sound grasp of the core theories underpinning young people's psychology and behaviour, and techniques for working effectively with them.</text:p><text:p text:style-name="Standard">A Certificate of Attendance will be issued on completion of the course, which can be used to meet BACP requirements for continuing professional development.</text:p><text:h text:style-name="Heading_20_1" text:outline-level="1">Costs</text:h><text:p text:style-name="Standard">The cost of the core (non-counselling) modules of the course will be £550, or £650 including the additional 3 counselling modules. These modules can also be booked separately at £50 each in addition to the basic course cost.</text:p></draw:text-box></draw:frame></text:p>
      <text:p text:style-name="P2"><text:soft-page-break/><draw:rect text:anchor-type="as-char" draw:z-index="3" draw:style-name="gr4" draw:text-style-name="P12" svg:width="19.001cm" svg:height="1.2cm" draw:corner-radius="0.25cm"><text:p text:style-name="P8"><text:span text:style-name="T8">Syllabus</text:span></text:p></draw:rect><draw:frame draw:style-name="fr2" draw:name="Frame2" text:anchor-type="as-char" svg:y="0cm" svg:width="19.001cm" draw:z-index="4"><draw:text-box fo:min-height="12.584cm"><text:p text:style-name="P1">Topics covered on this course will be as follows.</text:p><text:h text:style-name="Heading_20_1" text:outline-level="1">Core modules</text:h><text:list xml:id="list10474501251" text:style-name="L1"><text:list-item><text:p text:style-name="P3"><text:span text:style-name="T1">Early years development</text:span><text:span text:style-name="T2"> – attachments, personality formation, coping styles;</text:span></text:p></text:list-item><text:list-item><text:p text:style-name="P3"><text:span text:style-name="T1">Adolescence</text:span><text:span text:style-name="T2"> – looking at adolescent neuro-psychological development, development of identity;</text:span></text:p></text:list-item><text:list-item><text:p text:style-name="P4">Psychology of children<text:span text:style-name="T2"> – an understanding of children's core developmental needs and how these manifest themselves;</text:span></text:p></text:list-item><text:list-item><text:p text:style-name="P5"><text:span text:style-name="T1">Building relationships</text:span><text:span text:style-name="T2"> – the skills necessary to build effective and trusting therapeutic alliances with children and young people, holding the boundaries;</text:span></text:p></text:list-item><text:list-item><text:p text:style-name="P5"><text:span text:style-name="T1">Styles of intervention</text:span><text:span text:style-name="T2"> – challenging, reframing, offering choice, encouraging reflection;</text:span></text:p></text:list-item></text:list><text:list xml:id="list1792420493" text:style-name="L2"><text:list-item><text:p text:style-name="P6"><text:span text:style-name="T1">Organisational issues</text:span><text:span text:style-name="T2"> – working in schools and with service providers; dealing with referrals; engaging with the system; developing strong links;</text:span></text:p></text:list-item><text:list-item><text:p text:style-name="P7">Child protection<text:span text:style-name="T2"> – legal duties and issues; how and when to refer; potential difficulties;</text:span></text:p></text:list-item><text:list-item><text:p text:style-name="P7">Dealing with crisis<text:span text:style-name="T2"> – managing suicidal clients and self-harming behaviours; working with clients in distress; “holding” clients and assertive contracting; referrals, and the role of CAMHS.</text:span></text:p></text:list-item></text:list><text:h text:style-name="Heading_20_1" text:outline-level="1">Counselling modules</text:h><text:list xml:id="list59445519" text:continue-numbering="true" text:style-name="L2"><text:list-item><text:p text:style-name="P6"><text:span text:style-name="T1">Theoretical models</text:span><text:span text:style-name="T2"> – exploration of the role of various orientations, including psycho­dynamic, person-centred, philosophical and cognitive-behavioural, in counselling children and young people;</text:span></text:p></text:list-item><text:list-item><text:p text:style-name="P6"><text:span text:style-name="T1">The role of evaluation</text:span><text:span text:style-name="T2"> – many providers require evaluation of the therapy and its effectiveness, and this unit looks at how that can best be delivered with minimal impact on the therapeutic work;</text:span></text:p></text:list-item><text:list-item><text:p text:style-name="P6"><text:span text:style-name="T1">Creative approaches</text:span><text:span text:style-name="T2"> – the use of art, sculpting, modelling, game playing; other non-conventional approaches to counselling;</text:span></text:p></text:list-item></text:list><text:p text:style-name="P1">All modules of the course are taught using a wealth of theoretical and practical skills and techniques.</text:p></draw:text-box></draw:frame><draw:rect text:anchor-type="as-char" svg:y="0cm" draw:z-index="8" draw:style-name="gr3" draw:text-style-name="P12" svg:width="19.001cm" svg:height="1.2cm" draw:corner-radius="0.25cm"><text:p text:style-name="P8"><text:span text:style-name="T8">Venue &amp; bookings</text:span></text:p></draw:rect><draw:frame draw:style-name="fr3" draw:name="Frame3" text:anchor-type="as-char" svg:width="19.001cm" draw:z-index="7"><draw:text-box fo:min-height="4.103cm"><text:p text:style-name="Standard"><text:span text:style-name="T2">In order to provide you with the best training experience possible, places on this course are limited. To book yours, please contact </text:span><text:span text:style-name="T1">bookings@appliedzetetics.co.uk</text:span><text:span text:style-name="T2"> in the first instance. A (non-refundable, but transferable) deposit will be required to secure a place.</text:span></text:p><text:p text:style-name="P1">Courses will be held either at Bloomfield Centre in Narberth, or Foundry House in Pembroke (TBC).</text:p><text:p text:style-name="P1">Handouts and all materials necessary to complete the training are included in the cost.</text:p></draw:text-box></draw:fram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fo:line-height="110%" fo:text-align="justify" style:justify-single-word="false" fo:orphans="2" fo:widows="2" style:page-number="auto"/>
      <style:text-properties style:font-name="Ubuntu"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01cm" fo:margin-bottom="0.101cm" fo:background-color="transparent" fo:padding="0.101cm" fo:border-left="none" fo:border-right="none" fo:border-top="0.99pt solid #000080" fo:border-bottom="0.99pt solid #000080" style:shadow="none">
        <style:background-image/>
      </style:paragraph-properties>
      <style:text-properties fo:color="#000080" style:font-name="Ubuntu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12cm" fo:margin-bottom="0.109cm" fo:text-indent="0cm" style:auto-text-indent="false"/>
      <style:text-properties style:font-name="Ubuntu1"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Ubuntu" fo:font-size="14pt" fo:font-weight="normal" style:font-size-asian="14pt" style:font-weight-asian="bold" style:font-size-complex="14pt" style:font-weight-complex="bold"/>
    </style:style>
    <style:style style:name="Frame_20_contents" style:display-name="Frame contents" style:family="paragraph" style:parent-style-name="Text_20_body" style:class="extra">
      <style:text-properties fo:font-size="12pt" style:font-size-asian="10.5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line-height="120%" fo:text-align="center"/>
    </style:style>
    <style:style style:name="MP2" style:family="paragraph">
      <style:paragraph-properties fo:line-height="120%" fo:text-align="center"/>
      <style:text-properties fo:color="#ffffff" fo:font-size="10pt" fo:font-weight="bold" style:font-size-asian="10pt" style:font-weight-asian="bold" style:font-size-complex="10pt" style:font-weight-complex="bold"/>
    </style:style>
    <style:style style:name="MT1" style:family="text">
      <style:text-properties fo:color="#ffffff" style:font-name="Ubuntu2" fo:font-size="10pt" fo:font-weight="bold" style:font-size-asian="10pt" style:font-weight-asian="bold" style:font-size-complex="10pt" style:font-weight-complex="bold"/>
    </style:style>
    <style:style style:name="MT2" style:family="text">
      <style:text-properties fo:color="#ffffff" style:font-name="Ubuntu2" fo:font-size="10pt" fo:font-weight="normal" style:font-size-asian="10pt" style:font-weight-asian="normal" style:font-size-complex="10pt" style:font-weight-complex="normal"/>
    </style:style>
    <style:style style:name="MT3" style:family="text">
      <style:text-properties fo:color="#ffffff" style:font-name="Ubuntu2" fo:font-size="10pt" fo:font-weight="normal" style:font-name-asian="DejaVu Sans" style:font-size-asian="10pt" style:font-weight-asian="normal" style:font-name-complex="DejaVu Sans" style:font-size-complex="10pt" style:font-weight-complex="normal"/>
    </style:style>
    <style:style style:name="Mgr1" style:family="graphic">
      <style:graphic-properties svg:stroke-width="0.049cm" draw:marker-start-width="0.42cm" draw:marker-end-width="0.42cm" draw:fill-color="#280099" draw:textarea-horizontal-align="center" draw:textarea-vertical-align="middle" fo:padding-top="0.025cm" fo:padding-bottom="0.025cm" fo:padding-left="0.131cm" fo:padding-right="0.131cm" fo:margin-top="0cm" fo:margin-bottom="0.101cm" style:run-through="foreground" style:wrap="none" style:vertical-pos="from-top" style:horizontal-pos="from-left" style:horizontal-rel="paragraph" draw:wrap-influence-on-position="once-concurrent" style:flow-with-text="true"/>
    </style:style>
    <style:page-layout style:name="Mpm1">
      <style:page-layout-properties fo:page-width="21.001cm" fo:page-height="29.7cm" style:num-format="1" style:print-orientation="portrait" fo:margin="1cm" fo:margin-top="1cm" fo:margin-bottom="1cm" fo:margin-left="1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Standard"><draw:rect text:anchor-type="as-char" svg:y="0cm" draw:z-index="6" draw:style-name="Mgr1" draw:text-style-name="MP2" svg:width="19.001cm" svg:height="1.2cm" draw:corner-radius="0.25cm"><text:p text:style-name="MP1"><text:span text:style-name="MT1">Applied Zetetics</text:span><text:span text:style-name="MT2"> • 10 Norgans Terrace •</text:span><text:span text:style-name="MT3"> Pembroke • SA71 4EX</text:span><text:span text:style-name="MT3"><text:line-break/></text:span><text:span text:style-name="MT3">E: stephen@appliedzetetics.co.uk • W: </text:span><text:span text:style-name="MT3"><text:a xlink:href="http://www.appliedzetetics.co.uk/">http://www.appliedzetetics.co.uk</text:a></text:span><text:span text:style-name="MT3"> • T: 0870 8745938</text:span></text:p></draw:rec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1T18:04:16</meta:creation-date>
    <dc:title>Default</dc:title>
    <meta:editing-duration>P8DT14H32M20S</meta:editing-duration>
    <meta:editing-cycles>9</meta:editing-cycles>
    <meta:generator>LibreOffice/3.5$Linux_X86_64 LibreOffice_project/350m1$Build-2</meta:generator>
    <meta:initial-creator>Stephen </meta:initial-creator>
    <meta:printed-by>Stephen </meta:printed-by>
    <meta:print-date>2012-07-10T08:31:50</meta:print-date>
    <dc:date>2012-07-18T18:21:40</dc:date>
    <dc:creator>Stephen </dc:creator>
    <meta:document-statistic meta:table-count="0" meta:image-count="0" meta:object-count="0" meta:page-count="2" meta:paragraph-count="34" meta:word-count="615" meta:character-count="4190" meta:non-whitespace-character-count="3604"/>
    <meta:template xlink:type="simple" xlink:actuate="onRequest" xlink:title="Default" xlink:href="../../../home/stephen/.openoffice.org/3/user/template/Default.ott" meta:date="2012-05-31T18:04:13"/>
  </office:meta>
</office:document-meta>
</file>